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Roman No9 L" fo:font-size="12pt" officeooo:rsid="00037f75" officeooo:paragraph-rsid="00037f75" style:font-size-asian="12pt" style:font-size-complex="12pt"/>
    </style:style>
    <style:style style:name="P2" style:family="paragraph" style:parent-style-name="Preformatted_20_Text">
      <style:text-properties style:font-name="Nimbus Roman No9 L" fo:font-size="12pt" officeooo:rsid="00047390" officeooo:paragraph-rsid="00047390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Nimbus Roman No9 L" fo:font-size="12pt" officeooo:rsid="00037f75" officeooo:paragraph-rsid="00047390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Nimbus Roman No9 L" fo:font-size="12pt" officeooo:rsid="00047390" officeooo:paragraph-rsid="00047390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Nimbus Roman No9 L" fo:font-size="12pt" fo:font-style="normal" officeooo:rsid="00047390" officeooo:paragraph-rsid="00047390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Nimbus Roman No9 L" fo:font-size="12pt" fo:font-style="normal" officeooo:rsid="00047390" officeooo:paragraph-rsid="0005eccb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Nimbus Roman No9 L" fo:font-size="12pt" fo:font-style="normal" officeooo:rsid="00067008" officeooo:paragraph-rsid="00067008" style:font-size-asian="12pt" style:font-style-asian="normal" style:font-size-complex="12pt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language="en" fo:country="US" fo:font-style="italic" style:font-style-asian="italic"/>
    </style:style>
    <style:style style:name="T5" style:family="text">
      <style:text-properties style:font-name="Times New Roman" officeooo:rsid="0005eccb"/>
    </style:style>
    <style:style style:name="T6" style:family="text">
      <style:text-properties officeooo:rsid="0005eccb"/>
    </style:style>
    <style:style style:name="T7" style:family="text">
      <style:text-properties style:font-name="Ubuntu"/>
    </style:style>
    <style:style style:name="T8" style:family="text">
      <style:text-properties style:font-name="Ubuntu" fo:font-style="italic" style:font-style-asian="italic" style:font-style-complex="italic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5eccb" style:font-style-asian="italic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style:font-name="Nimbus Roman No9 L"/>
    </style:style>
    <style:style style:name="T14" style:family="text">
      <style:text-properties style:font-name="Nimbus Roman No9 L" fo:font-style="italic" style:font-style-asian="italic" style:font-style-complex="italic"/>
    </style:style>
    <style:style style:name="T15" style:family="text">
      <style:text-properties officeooo:rsid="00067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1. </text:span>Опишите с помощью синтаксических отношений русскую конструкцию типа <text:span text:style-name="T10">друг друга. </text:span>Связаны ли элементы этой конструкции? Какие стоило бы использовать синтаксические отношения? Как они ориентированы?</text:p>
      <text:p text:style-name="P1"/>
      <text:p text:style-name="P1"><text:span text:style-name="T6"><text:tab/>Д</text:span>руг [Y] друга [X] – вспомогательное синтаксическое отношение.</text:p>
      <text:p text:style-name="P1"/>
      <text:p text:style-name="P3">Как они встраиваются в структуру предложения, содержащего такую конструкцию?</text:p>
      <text:p text:style-name="P3"/>
      <text:p text:style-name="P2"><text:tab/>Они любили друг друга.</text:p>
      <text:p text:style-name="P2"><text:tab/><text:tab/>любили [X] друга [Y] – актантное отношение</text:p>
      <text:p text:style-name="P2"><text:tab/><text:tab/>друг [Y] друга [X] – вспомогательное отношение</text:p>
      <text:p text:style-name="P2"/>
      <text:p text:style-name="P4">Какие еще русские единицы разумно представлять подобным же образом?</text:p>
      <text:p text:style-name="P4"/>
      <text:p text:style-name="P4"><text:span text:style-name="T6"><text:tab/>О</text:span>дин другого, между собой.</text:p>
      <text:p text:style-name="P4"/>
      <text:p text:style-name="P4">Различаются ли по синтаксическому поведению русская конструкция <text:span text:style-name="T9">друг друга </text:span>и ее английский эквивалент <text:span text:style-name="T12">each</text:span><text:span text:style-name="T9"> </text:span><text:span text:style-name="T12">other</text:span>?<text:span text:style-name="T9"> </text:span></text:p>
      <text:p text:style-name="P5"/>
      <text:p text:style-name="P5"><text:tab/><text:span text:style-name="T6">Нет.</text:span></text:p>
      <text:p text:style-name="P5"/>
      <text:p text:style-name="P6">2. Рассмотрим предложение <text:span text:style-name="T9">Меня интересует только то, что модно. </text:span>Это предложение неоднозначно. Каким образом неоднозначность должна отражаться в синтаксической структуре предложения? Разными синтаксическими отношениями? Разными лексическими единицами? Тем и другим?</text:p>
      <text:p text:style-name="P6"/>
      <text:p text:style-name="P7"><text:tab/>Тем и другим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22:10:49.087571238</dc:date>
    <meta:editing-duration>PT1H8M7S</meta:editing-duration>
    <meta:editing-cycles>1</meta:editing-cycles>
    <meta:document-statistic meta:table-count="0" meta:image-count="0" meta:object-count="0" meta:page-count="1" meta:paragraph-count="12" meta:word-count="119" meta:character-count="943" meta:non-whitespace-character-count="823"/>
    <meta:generator>LibreOffice/5.1.6.2$Linux_X86_64 LibreOffice_project/10m0$Build-2</meta:generator>
  </office:meta>
</office:document-meta>
</file>